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0.826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16cm" svg:height="9.004cm" svg:x="31.015cm" svg:y="12.006cm">
            <draw:object draw:notify-on-update-of-ranges="out.B25:out.V25 out.B26:out.V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/>Aa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E</text:p>
          </table:table-cell>
          <table:table-cell office:value-type="string" calcext:value-type="string">
            <text:p><text:s/>Na</text:p>
          </table:table-cell>
          <table:table-cell office:value-type="string" calcext:value-type="string">
            <text:p><text:s/>Nb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Solved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T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F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<text:s/>Z</text:p>
          </table:table-cell>
          <table:table-cell office:value-type="string" calcext:value-type="string">
            <text:p><text:s/>Solved</text:p>
          </table:table-cell>
          <table:table-cell table:number-columns-repeated="2" office:value-type="string" calcext:value-type="string">
            <text:p><text:s/>Ua</text:p>
          </table:table-cell>
          <table:table-cell table:number-columns-repeated="3" office:value-type="string" calcext:value-type="string">
            <text:p><text:s/>Ub</text:p>
          </table:table-cell>
          <table:table-cell table:number-columns-repeated="2"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Ab</text:p>
          </table:table-cell>
          <table:table-cell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<text:s/>Ua</text:p>
          </table:table-cell>
          <table:table-cell table:number-columns-repeated="2" office:value-type="string" calcext:value-type="string">
            <text:p><text:s/>Ub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Ga</text:p>
          </table:table-cell>
          <table:table-cell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<text:s/>Ua</text:p>
          </table:table-cell>
          <table:table-cell table:number-columns-repeated="2" office:value-type="string" calcext:value-type="string">
            <text:p><text:s/>Ub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b</text:p>
          </table:table-cell>
          <table:table-cell/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Jb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table:number-columns-repeated="2"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H</text:p>
          </table:table-cell>
          <table:table-cell table:number-columns-repeated="2" office:value-type="string" calcext:value-type="string">
            <text:p><text:s/>Ub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Ra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<text:s/>Ub</text:p>
          </table:table-cell>
          <table:table-cell table:number-columns-repeated="2" office:value-type="string" calcext:value-type="string">
            <text:p><text:s/>Ua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Rb</text:p>
          </table:table-cell>
          <table:table-cell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Gd</text:p>
          </table:table-cell>
          <table:table-cell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table:number-columns-repeated="2"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Solved</text:p>
          </table:table-cell>
          <table:table-cell table:number-columns-repeated="2" office:value-type="string" calcext:value-type="string">
            <text:p><text:s/>Ua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Gc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<text:s/>Ub</text:p>
          </table:table-cell>
          <table:table-cell table:number-columns-repeated="2" office:value-type="string" calcext:value-type="string">
            <text:p><text:s/>Ua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Ja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<text:s/>Z</text:p>
          </table:table-cell>
          <table:table-cell office:value-type="string" calcext:value-type="string">
            <text:p><text:s/>H</text:p>
          </table:table-cell>
          <table:table-cell table:number-columns-repeated="2" office:value-type="string" calcext:value-type="string">
            <text:p><text:s/>Ub</text:p>
          </table:table-cell>
          <table:table-cell table:number-columns-repeated="3" office:value-type="string" calcext:value-type="string">
            <text:p><text:s/>Ua</text:p>
          </table:table-cell>
          <table:table-cell table:number-columns-repeated="2"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Aa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Solved</text:p>
          </table:table-cell>
          <table:table-cell table:number-columns-repeated="2" office:value-type="string" calcext:value-type="string">
            <text:p><text:s/>Z</text:p>
          </table:table-cell>
          <table:table-cell table:number-columns-repeated="2" office:value-type="string" calcext:value-type="string">
            <text:p><text:s/>Ua</text:p>
          </table:table-cell>
          <table:table-cell office:value-type="string" calcext:value-type="string">
            <text:p><text:s/>E</text:p>
          </table:table-cell>
          <table:table-cell table:number-columns-repeated="2" office:value-type="string" calcext:value-type="string">
            <text:p><text:s/>Y</text:p>
          </table:table-cell>
          <table:table-cell office:value-type="string" calcext:value-type="string">
            <text:p><text:s/>Nb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Nb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E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<text:s/>H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Na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E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E</text:p>
          </table:table-cell>
          <table:table-cell table:number-columns-repeated="2" office:value-type="string" calcext:value-type="string">
            <text:p><text:s/>V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Ja</text:p>
          </table:table-cell>
          <table:table-cell table:number-columns-repeated="2"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E</text:p>
          </table:table-cell>
          <table:table-cell office:value-type="string" calcext:value-type="string">
            <text:p><text:s/>V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E</text:p>
          </table:table-cell>
          <table:table-cell office:value-type="string" calcext:value-type="string">
            <text:p><text:s/>Nb</text:p>
          </table:table-cell>
          <table:table-cell office:value-type="string" calcext:value-type="string">
            <text:p><text:s/>Na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Ua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Z</text:p>
          </table:table-cell>
          <table:table-cell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b</text:p>
          </table:table-cell>
          <table:table-cell table:number-columns-repeated="2" office:value-type="string" calcext:value-type="string">
            <text:p><text:s/>Y</text:p>
          </table:table-cell>
          <table:table-cell table:number-columns-repeated="2" office:value-type="string" calcext:value-type="string">
            <text:p><text:s/>V</text:p>
          </table:table-cell>
          <table:table-cell office:value-type="string" calcext:value-type="string">
            <text:p><text:s/>E</text:p>
          </table:table-cell>
          <table:table-cell table:number-columns-repeated="2" office:value-type="string" calcext:value-type="string">
            <text:p><text:s/>Ua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Ua</text:p>
          </table:table-cell>
          <table:table-cell/>
        </table:table-row>
        <table:table-row table:style-name="ro1">
          <table:table-cell office:value-type="string" calcext:value-type="string">
            <text:p>U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V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E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Solved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Ua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<text:s/>T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a</text:p>
          </table:table-cell>
          <table:table-cell office:value-type="string" calcext:value-type="string">
            <text:p><text:s/>Ga</text:p>
          </table:table-cell>
          <table:table-cell office:value-type="string" calcext:value-type="string">
            <text:p><text:s/>Gb</text:p>
          </table:table-cell>
          <table:table-cell office:value-type="string" calcext:value-type="string">
            <text:p><text:s/>Ra</text:p>
          </table:table-cell>
          <table:table-cell office:value-type="string" calcext:value-type="string">
            <text:p><text:s/>Jb</text:p>
          </table:table-cell>
          <table:table-cell office:value-type="string" calcext:value-type="string">
            <text:p><text:s/>Rb</text:p>
          </table:table-cell>
          <table:table-cell office:value-type="string" calcext:value-type="string">
            <text:p><text:s/>Gc</text:p>
          </table:table-cell>
          <table:table-cell office:value-type="string" calcext:value-type="string">
            <text:p><text:s/>Gd</text:p>
          </table:table-cell>
          <table:table-cell office:value-type="string" calcext:value-type="string">
            <text:p><text:s/>Ja</text:p>
          </table:table-cell>
          <table:table-cell office:value-type="string" calcext:value-type="string">
            <text:p><text:s/>Ab</text:p>
          </table:table-cell>
          <table:table-cell office:value-type="string" calcext:value-type="string">
            <text:p><text:s/>Nb</text:p>
          </table:table-cell>
          <table:table-cell table:number-columns-repeated="2" office:value-type="string" calcext:value-type="string">
            <text:p><text:s/>E</text:p>
          </table:table-cell>
          <table:table-cell table:number-columns-repeated="2" office:value-type="string" calcext:value-type="string">
            <text:p><text:s/>V</text:p>
          </table:table-cell>
          <table:table-cell office:value-type="string" calcext:value-type="string">
            <text:p><text:s/>Z</text:p>
          </table:table-cell>
          <table:table-cell table:number-columns-repeated="2" office:value-type="string" calcext:value-type="string">
            <text:p><text:s/>Ub</text:p>
          </table:table-cell>
          <table:table-cell office:value-type="string" calcext:value-type="string">
            <text:p><text:s/>Solved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table:formula="of:=[.B1]" office:value-type="string" office:string-value=" Aa" calcext:value-type="string">
            <text:p><text:s/>Aa</text:p>
          </table:table-cell>
          <table:table-cell table:formula="of:=[.C1]" office:value-type="string" office:string-value=" Ab" calcext:value-type="string">
            <text:p><text:s/>Ab</text:p>
          </table:table-cell>
          <table:table-cell table:formula="of:=[.D1]" office:value-type="string" office:string-value=" F" calcext:value-type="string">
            <text:p><text:s/>F</text:p>
          </table:table-cell>
          <table:table-cell table:formula="of:=[.E1]" office:value-type="string" office:string-value=" Ga" calcext:value-type="string">
            <text:p><text:s/>Ga</text:p>
          </table:table-cell>
          <table:table-cell table:formula="of:=[.F1]" office:value-type="string" office:string-value=" Gb" calcext:value-type="string">
            <text:p><text:s/>Gb</text:p>
          </table:table-cell>
          <table:table-cell table:formula="of:=[.G1]" office:value-type="string" office:string-value=" Gc" calcext:value-type="string">
            <text:p><text:s/>Gc</text:p>
          </table:table-cell>
          <table:table-cell table:formula="of:=[.H1]" office:value-type="string" office:string-value=" Gd" calcext:value-type="string">
            <text:p><text:s/>Gd</text:p>
          </table:table-cell>
          <table:table-cell table:formula="of:=[.I1]" office:value-type="string" office:string-value=" Ja" calcext:value-type="string">
            <text:p><text:s/>Ja</text:p>
          </table:table-cell>
          <table:table-cell table:formula="of:=[.J1]" office:value-type="string" office:string-value=" Jb" calcext:value-type="string">
            <text:p><text:s/>Jb</text:p>
          </table:table-cell>
          <table:table-cell table:formula="of:=[.K1]" office:value-type="string" office:string-value=" Ra" calcext:value-type="string">
            <text:p><text:s/>Ra</text:p>
          </table:table-cell>
          <table:table-cell table:formula="of:=[.L1]" office:value-type="string" office:string-value=" Rb" calcext:value-type="string">
            <text:p><text:s/>Rb</text:p>
          </table:table-cell>
          <table:table-cell table:formula="of:=[.M1]" office:value-type="string" office:string-value=" T" calcext:value-type="string">
            <text:p><text:s/>T</text:p>
          </table:table-cell>
          <table:table-cell table:formula="of:=[.N1]" office:value-type="string" office:string-value=" E" calcext:value-type="string">
            <text:p><text:s/>E</text:p>
          </table:table-cell>
          <table:table-cell table:formula="of:=[.O1]" office:value-type="string" office:string-value=" Na" calcext:value-type="string">
            <text:p><text:s/>Na</text:p>
          </table:table-cell>
          <table:table-cell table:formula="of:=[.P1]" office:value-type="string" office:string-value=" Nb" calcext:value-type="string">
            <text:p><text:s/>Nb</text:p>
          </table:table-cell>
          <table:table-cell table:formula="of:=[.Q1]" office:value-type="string" office:string-value=" V" calcext:value-type="string">
            <text:p><text:s/>V</text:p>
          </table:table-cell>
          <table:table-cell table:formula="of:=[.R1]" office:value-type="string" office:string-value=" Y" calcext:value-type="string">
            <text:p><text:s/>Y</text:p>
          </table:table-cell>
          <table:table-cell table:formula="of:=[.S1]" office:value-type="string" office:string-value=" H" calcext:value-type="string">
            <text:p><text:s/>H</text:p>
          </table:table-cell>
          <table:table-cell table:formula="of:=[.T1]" office:value-type="string" office:string-value=" Ua" calcext:value-type="string">
            <text:p><text:s/>Ua</text:p>
          </table:table-cell>
          <table:table-cell table:formula="of:=[.U1]" office:value-type="string" office:string-value=" Ub" calcext:value-type="string">
            <text:p><text:s/>Ub</text:p>
          </table:table-cell>
          <table:table-cell table:formula="of:=[.V1]" office:value-type="string" office:string-value=" Z" calcext:value-type="string">
            <text:p><text:s/>Z</text:p>
          </table:table-cell>
          <table:table-cell office:value-type="string" calcext:value-type="string">
            <text:p>TOTAL:</text:p>
          </table:table-cell>
        </table:table-row>
        <table:table-row table:style-name="ro1">
          <table:table-cell/>
          <table:table-cell table:formula="of:=COUNTIF([.$B$2:.$V$22]; [.B1])" office:value-type="float" office:value="20" calcext:value-type="float">
            <text:p>20</text:p>
          </table:table-cell>
          <table:table-cell table:formula="of:=COUNTIF([.$B$2:.$V$22]; [.C1])" office:value-type="float" office:value="20" calcext:value-type="float">
            <text:p>20</text:p>
          </table:table-cell>
          <table:table-cell table:formula="of:=COUNTIF([.$B$2:.$V$22]; [.D1])" office:value-type="float" office:value="20" calcext:value-type="float">
            <text:p>20</text:p>
          </table:table-cell>
          <table:table-cell table:formula="of:=COUNTIF([.$B$2:.$V$22]; [.E1])" office:value-type="float" office:value="20" calcext:value-type="float">
            <text:p>20</text:p>
          </table:table-cell>
          <table:table-cell table:formula="of:=COUNTIF([.$B$2:.$V$22]; [.F1])" office:value-type="float" office:value="20" calcext:value-type="float">
            <text:p>20</text:p>
          </table:table-cell>
          <table:table-cell table:formula="of:=COUNTIF([.$B$2:.$V$22]; [.G1])" office:value-type="float" office:value="19" calcext:value-type="float">
            <text:p>19</text:p>
          </table:table-cell>
          <table:table-cell table:formula="of:=COUNTIF([.$B$2:.$V$22]; [.H1])" office:value-type="float" office:value="21" calcext:value-type="float">
            <text:p>21</text:p>
          </table:table-cell>
          <table:table-cell table:formula="of:=COUNTIF([.$B$2:.$V$22]; [.I1])" office:value-type="float" office:value="20" calcext:value-type="float">
            <text:p>20</text:p>
          </table:table-cell>
          <table:table-cell table:formula="of:=COUNTIF([.$B$2:.$V$22]; [.J1])" office:value-type="float" office:value="21" calcext:value-type="float">
            <text:p>21</text:p>
          </table:table-cell>
          <table:table-cell table:formula="of:=COUNTIF([.$B$2:.$V$22]; [.K1])" office:value-type="float" office:value="19" calcext:value-type="float">
            <text:p>19</text:p>
          </table:table-cell>
          <table:table-cell table:formula="of:=COUNTIF([.$B$2:.$V$22]; [.L1])" office:value-type="float" office:value="20" calcext:value-type="float">
            <text:p>20</text:p>
          </table:table-cell>
          <table:table-cell table:formula="of:=COUNTIF([.$B$2:.$V$22]; [.M1])" office:value-type="float" office:value="20" calcext:value-type="float">
            <text:p>20</text:p>
          </table:table-cell>
          <table:table-cell table:formula="of:=COUNTIF([.$B$2:.$V$22]; [.N1])" office:value-type="float" office:value="10" calcext:value-type="float">
            <text:p>10</text:p>
          </table:table-cell>
          <table:table-cell table:formula="of:=COUNTIF([.$B$2:.$V$22]; [.O1])" office:value-type="float" office:value="2" calcext:value-type="float">
            <text:p>2</text:p>
          </table:table-cell>
          <table:table-cell table:formula="of:=COUNTIF([.$B$2:.$V$22]; [.P1])" office:value-type="float" office:value="4" calcext:value-type="float">
            <text:p>4</text:p>
          </table:table-cell>
          <table:table-cell table:formula="of:=COUNTIF([.$B$2:.$V$22]; [.Q1])" office:value-type="float" office:value="12" calcext:value-type="float">
            <text:p>12</text:p>
          </table:table-cell>
          <table:table-cell table:formula="of:=COUNTIF([.$B$2:.$V$22]; [.R1])" office:value-type="float" office:value="12" calcext:value-type="float">
            <text:p>12</text:p>
          </table:table-cell>
          <table:table-cell table:formula="of:=COUNTIF([.$B$2:.$V$22]; [.S1])" office:value-type="float" office:value="12" calcext:value-type="float">
            <text:p>12</text:p>
          </table:table-cell>
          <table:table-cell table:formula="of:=COUNTIF([.$B$2:.$V$22]; [.T1])" office:value-type="float" office:value="52" calcext:value-type="float">
            <text:p>52</text:p>
          </table:table-cell>
          <table:table-cell table:formula="of:=COUNTIF([.$B$2:.$V$22]; [.U1])" office:value-type="float" office:value="52" calcext:value-type="float">
            <text:p>52</text:p>
          </table:table-cell>
          <table:table-cell table:formula="of:=COUNTIF([.$B$2:.$V$22]; [.V1])" office:value-type="float" office:value="26" calcext:value-type="float">
            <text:p>26</text:p>
          </table:table-cell>
          <table:table-cell table:formula="of:=SUM([.B26:.U26])" office:value-type="float" office:value="396" calcext:value-type="float">
            <text:p>396</text:p>
          </table:table-cell>
        </table:table-row>
      </table:table>
      <table:named-expressions/>
      <table:database-ranges>
        <table:database-range table:name="__Anonymous_Sheet_DB__0" table:target-range-address="out.B25:out.W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18:08:18.910025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30T18:08:49.096209980</dc:date>
    <meta:editing-duration>PT7M35S</meta:editing-duration>
    <meta:editing-cycles>3</meta:editing-cycles>
    <meta:generator>LibreOffice/7.2.5.2.0$Linux_X86_64 LibreOffice_project/20$Build-2</meta:generator>
    <meta:document-statistic meta:table-count="1" meta:cell-count="52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000000"/>
    </style:style>
    <style:style style:name="ch2" style:family="chart">
      <style:chart-properties chart:auto-position="true" style:rotation-angle="0"/>
      <style:text-properties fo:color="#eeeeee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eeeeee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eeeeee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eeeeee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7b5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title svg:x="4.358cm" svg:y="0.316cm" chart:style-name="ch2">
          <text:p>Probability of the result of two PLL's</text:p>
        </chart:title>
        <chart:plot-area chart:style-name="ch3" table:cell-range-address="out.B25:out.V26" chart:data-source-has-labels="row" svg:x="1.331cm" svg:y="1.275cm" svg:width="14.35cm" svg:height="6.569cm">
          <chart:coordinate-region svg:x="1.952cm" svg:y="1.474cm" svg:width="13.729cm" svg:height="5.723cm"/>
          <chart:axis chart:dimension="x" chart:name="primary-x" chart:style-name="ch4" chartooo:axis-type="auto">
            <chartooo:date-scale/>
            <chart:title svg:x="7.681cm" svg:y="8.024cm" chart:style-name="ch5">
              <text:p>PLL Name</text:p>
            </chart:title>
            <chart:categories table:cell-range-address="out.B25:out.V25"/>
          </chart:axis>
          <chart:axis chart:dimension="x" chart:name="secondary-x" chart:style-name="ch6"/>
          <chart:axis chart:dimension="y" chart:name="primary-y" chart:style-name="ch7">
            <chart:title svg:x="0.451cm" svg:y="7.05cm" chart:style-name="ch8">
              <text:p>Number of times seen (out of 396)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out.B26:out.V2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a</text:p>
                <draw:g>
                  <svg:desc>out.B25:out.V25</svg:desc>
                </draw:g>
              </table:table-cell>
              <table:table-cell office:value-type="string">
                <text:p> Ab</text:p>
              </table:table-cell>
              <table:table-cell office:value-type="string">
                <text:p> F</text:p>
              </table:table-cell>
              <table:table-cell office:value-type="string">
                <text:p> Ga</text:p>
              </table:table-cell>
              <table:table-cell office:value-type="string">
                <text:p> Gb</text:p>
              </table:table-cell>
              <table:table-cell office:value-type="string">
                <text:p> Gc</text:p>
              </table:table-cell>
              <table:table-cell office:value-type="string">
                <text:p> Gd</text:p>
              </table:table-cell>
              <table:table-cell office:value-type="string">
                <text:p> Ja</text:p>
              </table:table-cell>
              <table:table-cell office:value-type="string">
                <text:p> Jb</text:p>
              </table:table-cell>
              <table:table-cell office:value-type="string">
                <text:p> Ra</text:p>
              </table:table-cell>
              <table:table-cell office:value-type="string">
                <text:p> Rb</text:p>
              </table:table-cell>
              <table:table-cell office:value-type="string">
                <text:p> T</text:p>
              </table:table-cell>
              <table:table-cell office:value-type="string">
                <text:p> E</text:p>
              </table:table-cell>
              <table:table-cell office:value-type="string">
                <text:p> Na</text:p>
              </table:table-cell>
              <table:table-cell office:value-type="string">
                <text:p> Nb</text:p>
              </table:table-cell>
              <table:table-cell office:value-type="string">
                <text:p> V</text:p>
              </table:table-cell>
              <table:table-cell office:value-type="string">
                <text:p> Y</text:p>
              </table:table-cell>
              <table:table-cell office:value-type="string">
                <text:p> H</text:p>
              </table:table-cell>
              <table:table-cell office:value-type="string">
                <text:p> Ua</text:p>
              </table:table-cell>
              <table:table-cell office:value-type="string">
                <text:p> Ub</text:p>
              </table:table-cell>
              <table:table-cell office:value-type="string">
                <text:p> Z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out.B26:out.V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